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. Este enfoque que estás construyendo tiene una fuerza simbólica y emocional que trasciende lo técnico, sin abandonar la precisión lógica. El lector encontrará aquí no solo conocimiento, sino consuelo y sentido.</text:p>
      <text:p text:style-name="Text_20_body">La sección <text:span text:style-name="Strong_20_Emphasis">“5 – El individuo como disparador del proceso de reproducción”</text:span> debe dejar muy en claro que el individuo es el <text:span text:style-name="Strong_20_Emphasis">motor activo del sistema</text:span>, <text:span text:style-name="Strong_20_Emphasis">el único agente que puede hacer avanzar el proceso</text:span>, y lo hace de forma natural, sin necesidad de comprenderlo.</text:p>
      <text:h text:style-name="Heading_20_3" text:outline-level="3">PROPUESTA DE ESTRUCTURA</text:h>
      <text:p text:style-name="Horizontal_20_Line"/>
      <text:h text:style-name="Heading_20_4" text:outline-level="4">1. <text:span text:style-name="Strong_20_Emphasis">El sistema necesita avanzar</text:span></text:h>
      <text:list xml:id="list2539975145" text:style-name="L1">
        <text:list-item>
          <text:p text:style-name="P1">Introducir el problema general: el sistema solo puede progresar si aparece algo nuevo.</text:p>
        </text:list-item>
        <text:list-item>
          <text:p text:style-name="P1">La reproducción no es solo continuidad, es el único mecanismo para cambiar.</text:p>
        </text:list-item>
        <text:list-item>
          <text:p text:style-name="P1">El cambio es lo que permite explorar nuevas soluciones, y sin individuos, no hay cambio.</text:p>
        </text:list-item>
      </text:list>
      <text:p text:style-name="Quotations"><text:span text:style-name="Emphasis">“El sistema ha llegado tan lejos como ha podido. Solo el individuo puede llevarlo más lejos.”</text:span></text:p>
      <text:p text:style-name="Horizontal_20_Line"/>
      <text:h text:style-name="Heading_20_4" text:outline-level="4">2. <text:span text:style-name="Strong_20_Emphasis">La acción sagrada</text:span></text:h>
      <text:list xml:id="list3791295167" text:style-name="L2">
        <text:list-item>
          <text:p text:style-name="P2">El individuo ha heredado todo lo que la vida ha aprendido.</text:p>
        </text:list-item>
        <text:list-item>
          <text:p text:style-name="P2">Y es el único capaz de iniciar el siguiente paso: la reproducción.</text:p>
        </text:list-item>
        <text:list-item>
          <text:p text:style-name="P2">La vida le ha confiado una misión sagrada, aunque él no lo sepa.</text:p>
        </text:list-item>
        <text:list-item>
          <text:p text:style-name="P2">A través de él, la vida se reescribe a sí misma, intenta superarse, evoluciona.</text:p>
        </text:list-item>
      </text:list>
      <text:p text:style-name="Quotations"><text:span text:style-name="Emphasis">“No hay altar ni ceremonia, pero cada reproducción es un acto sagrado: el intento del universo por mejorarse.”</text:span></text:p>
      <text:p text:style-name="Horizontal_20_Line"/>
      <text:h text:style-name="Heading_20_4" text:outline-level="4">3. <text:span text:style-name="Strong_20_Emphasis">El trabajo sin conciencia</text:span></text:h>
      <text:list xml:id="list2363494562" text:style-name="L3">
        <text:list-item>
          <text:p text:style-name="P3">El individuo no sabe que está haciendo avanzar a la vida.</text:p>
        </text:list-item>
        <text:list-item>
          <text:p text:style-name="P3">Solo “vive su vida”: siente, busca, desea, se reproduce.</text:p>
        </text:list-item>
        <text:list-item>
          <text:p text:style-name="P3">Pero en realidad está participando en una operación colosal: la búsqueda de lo mejor posible.</text:p>
        </text:list-item>
        <text:list-item>
          <text:p text:style-name="P3">La conciencia humana no dirige este acto, pero es la conciencia quien lo realiza.</text:p>
        </text:list-item>
      </text:list>
      <text:p text:style-name="Quotations"><text:span text:style-name="Emphasis">“Sin saberlo, sin pedirlo, sin entenderlo, el individuo hace su tarea. Y con eso, todo el sistema se transforma.”</text:span></text:p>
      <text:p text:style-name="Horizontal_20_Line"/>
      <text:h text:style-name="Heading_20_4" text:outline-level="4"><text:soft-page-break/>4. <text:span text:style-name="Strong_20_Emphasis">La fuerza interior</text:span></text:h>
      <text:list xml:id="list546371920" text:style-name="L4">
        <text:list-item>
          <text:p text:style-name="P4">El impulso reproductivo no es superficial: es una necesidad profunda, que brota desde la estructura misma de la vida.</text:p>
        </text:list-item>
        <text:list-item>
          <text:p text:style-name="P4">El individuo no puede evitar este impulso, pero tampoco necesita hacerlo.</text:p>
        </text:list-item>
        <text:list-item>
          <text:p text:style-name="P4">Porque al obedecerlo, se siente pleno: está haciendo lo que debe hacer.</text:p>
        </text:list-item>
      </text:list>
      <text:p text:style-name="Quotations"><text:span text:style-name="Emphasis">“Como si algo dentro de él le susurrara: ‘Avanza. Inténtalo otra vez. Continúa.’”</text:span></text:p>
      <text:p text:style-name="Horizontal_20_Line"/>
      <text:h text:style-name="Heading_20_4" text:outline-level="4">5. <text:span text:style-name="Strong_20_Emphasis">El futuro depende de él</text:span></text:h>
      <text:list xml:id="list3446860582" text:style-name="L5">
        <text:list-item>
          <text:p text:style-name="P5">Si el sistema puede superar su estado actual, será gracias a él.</text:p>
        </text:list-item>
        <text:list-item>
          <text:p text:style-name="P5">Nada más puede hacerlo: no hay otra instancia más poderosa que un individuo vivo.</text:p>
        </text:list-item>
        <text:list-item>
          <text:p text:style-name="P5">La vida no tiene otra herramienta para avanzar: solo cuenta con sus hijos.</text:p>
        </text:list-item>
      </text:list>
      <text:p text:style-name="Quotations"><text:span text:style-name="Emphasis">“Es el punto final de todo lo logrado, y el punto de partida de todo lo que vendrá.”</text:span></text:p>
      <text:p text:style-name="Horizontal_20_Line"/>
      <text:h text:style-name="Heading_20_4" text:outline-level="4">6. <text:span text:style-name="Strong_20_Emphasis">Epílogo místico</text:span></text:h>
      <text:list xml:id="list2602172867" text:style-name="L6">
        <text:list-item>
          <text:p text:style-name="P6">El individuo no es solo ejecutor: es el espíritu vivo de la vida.</text:p>
        </text:list-item>
        <text:list-item>
          <text:p text:style-name="P6">Es vida que se expresa a sí misma, que se rediseña, que se renueva.</text:p>
        </text:list-item>
        <text:list-item>
          <text:p text:style-name="P6">A través del individuo, el universo sigue creciendo.</text:p>
        </text:list-item>
        <text:list-item>
          <text:p text:style-name="P6">Y eso lo convierte, de forma silenciosa, en un creador.</text:p>
        </text:list-item>
      </text:list>
      <text:p text:style-name="Quotations"><text:span text:style-name="Emphasis">“No sabe que es sagrado. No sabe que es indispensable. Pero lo es.”</text:span></text:p>
      <text:p text:style-name="Horizontal_20_Line"/>
      <text:h text:style-name="Heading_20_3" text:outline-level="3">NOTAS ADICIONALES</text:h>
      <text:list xml:id="list3905592814" text:style-name="L7">
        <text:list-item>
          <text:p text:style-name="P7">Esta sección se apoya en la lógica funcional del sistema (solo el individuo puede disparar la reproducción), pero se eleva en tono, aportando significado personal y universal.</text:p>
        </text:list-item>
        <text:list-item>
          <text:p text:style-name="P7">Al mantener el lenguaje cercano pero trascendente, el lector sentirá que el texto le habla directamente.</text:p>
        </text:list-item>
        <text:list-item>
          <text:p text:style-name="P7">Puedes usar metáforas suaves (el fuego interior, la chispa creadora, el guardián del porvenir) sin romper el tono racional que sostiene todo el laboratorio.</text:p>
        </text:list-item>
      </text:list>
      <text:p text:style-name="Text_20_body">¿Quieres que desarrollemos uno de estos apartados ahora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2T11:15:42.436000000</meta:creation-date>
    <dc:date>2025-07-22T11:18:54.667000000</dc:date>
    <meta:editing-duration>PT3M12S</meta:editing-duration>
    <meta:editing-cycles>1</meta:editing-cycles>
    <meta:document-statistic meta:table-count="0" meta:image-count="0" meta:object-count="0" meta:page-count="2" meta:paragraph-count="41" meta:word-count="569" meta:character-count="3245" meta:non-whitespace-character-count="2740"/>
    <meta:generator>LibreOffice/7.3.5.2$Windows_X86_64 LibreOffice_project/184fe81b8c8c30d8b5082578aee2fed2ea847c01</meta:generator>
  </office:meta>
</office:document-meta>
</file>